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8" style:family="table-cell" style:parent-style-name="Default" style:data-style-name="N37">
      <style:table-cell-properties fo:background-color="#ee2f56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style-name="ce6" office:value-type="date" office:date-value="2025-04-14" calcext:value-type="date">
            <text:p>04/1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4-11" calcext:value-type="date">
            <text:p>04/11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style-name="ce6" office:value-type="date" office:date-value="2025-04-14" calcext:value-type="date">
            <text:p>04/1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style-name="ce18" office:value-type="date" office:date-value="2025-04-15" calcext:value-type="date">
            <text:p>04/15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style-name="ce6" office:value-type="date" office:date-value="2025-04-13" calcext:value-type="date">
            <text:p>04/13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style-name="ce6" office:value-type="date" office:date-value="2025-04-15" calcext:value-type="date">
            <text:p>04/15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05:17:58.2745547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5T05:18:12.328865264</dc:date>
    <meta:editing-duration>PT22M51S</meta:editing-duration>
    <meta:editing-cycles>14</meta:editing-cycles>
    <meta:generator>LibreOffice/24.2.7.2$Linux_X86_64 LibreOffice_project/420$Build-2</meta:generator>
    <meta:document-statistic meta:table-count="1" meta:cell-count="192" meta:object-count="0"/>
  </office:meta>
</office:document-meta>
</file>